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53.18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92.8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37.6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20.96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45.83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19.9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1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table:style-name="Default"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/>
        </table:table-row>
        <table:table-row table:style-name="ro2">
          <table:table-cell office:value-type="string" calcext:value-type="string">
            <text:p>35608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es Ulis Cedex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Spiering, Christian</text:p>
          </table:table-cell>
          <table:table-cell office:value-type="string" calcext:value-type="string">
            <text:p>Cosmic rays, gamma rays, and neutrinos : A survey of 100 years of resear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iering Cosmic rays gamma rays and neutrinos 20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<text:a xlink:href="http://d-nb.info/1026125553" xlink:type="simple">1026125553</text:a> </text:p>
          </table:table-cell>
          <table:table-cell office:value-type="string" calcext:value-type="string">
            <text:p><text:s text:c="2"/>539.722309 /522.686</text:p>
          </table:table-cell>
          <table:table-cell table:style-name="ce4" office:value-type="string" calcext:value-type="string">
            <text:p>ETOCRN346317436 </text:p>
          </table:table-cell>
          <table:table-cell table:style-name="ce3" office:value-type="string" calcext:value-type="string">
            <text:p><text:a xlink:href="http://explore.bl.uk/primo_library/libweb/action/search.do?vl(freeText0)=Dewey%3A+530&amp;vl(488279563UI0)=sub&amp;vl(1127128519UI1)=all_items&amp;fn=search&amp;tab=local_tab&amp;mode=Basic&amp;vid=BLVU1&amp;scp.scps=scope%3A(BLCONTENT)&amp;ct=lateralLinking" xlink:type="simple">530</text:a> 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356113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nd rev. and enl.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Hess, Wilmot N.</text:p>
          </table:table-cell>
          <table:table-cell office:value-type="string" calcext:value-type="string">
            <text:p>Introduction to space science :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Hess Introduction space science 1968</text:p>
          </table:table-cell>
          <table:table-cell table:style-name="ce3" office:value-type="string" calcext:value-type="string">
            <text:p><text:a xlink:href="https://lccn.loc.gov/68023418" xlink:type="simple">68023418</text:a> </text:p>
          </table:table-cell>
          <table:table-cell table:style-name="ce3" office:value-type="float" office:value="520" calcext:value-type="float">
            <text:p>520</text:p>
          </table:table-cell>
          <table:table-cell table:number-columns-repeated="2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float" office:value="14171474" calcext:value-type="float">
            <text:p>14171474</text:p>
          </table:table-cell>
          <table:table-cell office:value-type="string" calcext:value-type="string">
            <text:p>-</text:p>
          </table:table-cell>
          <table:table-cell table:style-name="ce3" office:value-type="float" office:value="109271" calcext:value-type="float">
            <text:p>109271</text:p>
          </table:table-cell>
          <table:table-cell table:style-name="ce3" office:value-type="string" calcext:value-type="string">
            <text:p><text:a xlink:href="http://cds.cern.ch/search?f=080__a&amp;p=629.19" xlink:type="simple">629.19</text:a> ; <text:a xlink:href="http://cds.cern.ch/search?f=080__a&amp;p=523.03" xlink:type="simple">523.03</text:a> </text:p>
          </table:table-cell>
          <table:table-cell/>
        </table:table-row>
        <table:table-row table:style-name="ro1">
          <table:table-cell office:value-type="string" calcext:value-type="string">
            <text:p>356168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Pergamon</text:p>
          </table:table-cell>
          <table:table-cell office:value-type="string" calcext:value-type="string">
            <text:p>Ginzburg, V. L.</text:p>
          </table:table-cell>
          <table:table-cell office:value-type="string" calcext:value-type="string">
            <text:p>The origin of cosmic rays : 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Ginzburg The origin cosmic rays 1964</text:p>
          </table:table-cell>
          <table:table-cell table:style-name="ce3" office:value-type="float" office:value="64021218" calcext:value-type="float">
            <text:p>64021218</text:p>
          </table:table-cell>
          <table:table-cell table:style-name="ce3" office:value-type="string" calcext:value-type="string">
            <text:p>539.7223 </text:p>
          </table:table-cell>
          <table:table-cell table:style-name="ce3" office:value-type="float" office:value="413403734" calcext:value-type="float">
            <text:p>413403734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float" office:value="5363482" calcext:value-type="float">
            <text:p>5363482</text:p>
          </table:table-cell>
          <table:table-cell table:style-name="ce3" office:value-type="string" calcext:value-type="string">
            <text:p><text:a xlink:href="http://explore.bl.uk/primo_library/libweb/action/search.do?vl(freeText0)=Dewey%3A+539.7223&amp;vl(488279563UI0)=sub&amp;vl(1127128519UI1)=all_items&amp;fn=search&amp;tab=local_tab&amp;mode=Basic&amp;vid=BLVU1&amp;scp.scps=scope%3A(BLCONTENT)&amp;ct=lateralLinking" xlink:type="simple">539.7223</text:a> </text:p>
          </table:table-cell>
          <table:table-cell office:value-type="float" office:value="230964" calcext:value-type="float">
            <text:p>230964</text:p>
          </table:table-cell>
          <table:table-cell table:style-name="ce3" office:value-type="string" calcext:value-type="string">
            <text:p><text:a xlink:href="http://cds.cern.ch/search?f=080__a&amp;p=537.591.1" xlink:type="simple">537.591.1</text:a></text:p>
          </table:table-cell>
          <table:table-cell table:style-name="ce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356182|</text:p>
          </table:table-cell>
          <table:table-cell office:value-type="string" calcext:value-type="string">
            <text:p>3540056076 ; 0387056076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Unsoeld, Albrecht</text:p>
          </table:table-cell>
          <table:table-cell office:value-type="string" calcext:value-type="string">
            <text:p>Sterne und Menschen : Aufsaetze und Vortrae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nsoeld Sterne und Menschen 197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22438726" calcext:value-type="float">
            <text:p>22438726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<text:a xlink:href="http://d-nb.info/1018028315" xlink:type="simple">1018028315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286|</text:p>
          </table:table-cell>
          <table:table-cell office:value-type="string" calcext:value-type="string">
            <text:p>3879400520|</text:p>
          </table:table-cell>
          <table:table-cell/>
          <table:table-cell office:value-type="string" calcext:value-type="string">
            <text:p>Konstanz</text:p>
          </table:table-cell>
          <table:table-cell office:value-type="string" calcext:value-type="string">
            <text:p>Univ.-Verl.</text:p>
          </table:table-cell>
          <table:table-cell office:value-type="string" calcext:value-type="string">
            <text:p>Dehnen, Heinz</text:p>
          </table:table-cell>
          <table:table-cell office:value-type="string" calcext:value-type="string">
            <text:p>Ueber den Endzustand der Materie :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ehnen Ueber den Endzustand der Materie 197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53183479" calcext:value-type="float">
            <text:p>53183479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<text:a xlink:href="http://d-nb.info/730117634" xlink:type="simple">730117634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288|</text:p>
          </table:table-cell>
          <table:table-cell office:value-type="string" calcext:value-type="string">
            <text:p>9781907962073|</text:p>
          </table:table-cell>
          <table:table-cell/>
          <table:table-cell office:value-type="string" calcext:value-type="string">
            <text:p>Reading</text:p>
          </table:table-cell>
          <table:table-cell office:value-type="string" calcext:value-type="string">
            <text:p>123 Books</text:p>
          </table:table-cell>
          <table:table-cell office:value-type="string" calcext:value-type="string">
            <text:p>Rose, Robert</text:p>
          </table:table-cell>
          <table:table-cell office:value-type="string" calcext:value-type="string">
            <text:p>Dark matter, dark energy and the quantum wavefunction 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e Dark matter dark energy and the quantum wavefunction 2011</text:p>
          </table:table-cell>
          <table:table-cell table:number-columns-repeated="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float" office:value="15760097" calcext:value-type="float">
            <text:p>15760097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432|</text:p>
          </table:table-cell>
          <table:table-cell office:value-type="string" calcext:value-type="string">
            <text:p>376432612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Murdin, Paul</text:p>
          </table:table-cell>
          <table:table-cell office:value-type="string" calcext:value-type="string">
            <text:p>Flammendes Finale : Spektakulaere Ergebnisse der Supernovaforschung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urdin Flammendes Finale 199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24407765" calcext:value-type="float">
            <text:p>124407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11027998" xlink:type="simple">911027998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583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, verb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rania-Verl.</text:p>
          </table:table-cell>
          <table:table-cell office:value-type="string" calcext:value-type="string">
            <text:p>Herrmann, Dieter B.</text:p>
          </table:table-cell>
          <table:table-cell office:value-type="string" calcext:value-type="string">
            <text:p>Entdecker des Himmels :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rrmann Entdecker des Himmels 1979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01219168X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float" office:value="790331381" calcext:value-type="float">
            <text:p>790331381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614|</text:p>
          </table:table-cell>
          <table:table-cell office:value-type="string" calcext:value-type="string">
            <text:p>3332005545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Lindner, Klaus</text:p>
          </table:table-cell>
          <table:table-cell office:value-type="string" calcext:value-type="string">
            <text:p>Anfang und Ende der Welt : Eine Geschichte des Kosmo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indner Anfang und Ende der Welt 1995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88202811" calcext:value-type="float">
            <text:p>18820281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<text:a xlink:href="http://d-nb.info/944669050" xlink:type="simple">944669050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832|</text:p>
          </table:table-cell>
          <table:table-cell office:value-type="string" calcext:value-type="string">
            <text:p>3411014113|</text:p>
          </table:table-cell>
          <table:table-cell office:value-type="string" calcext:value-type="string">
            <text:p>8. Aufl.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Schurig, R.</text:p>
          </table:table-cell>
          <table:table-cell office:value-type="string" calcext:value-type="string">
            <text:p>Himmelsatlas : (Tabulae caelestes). Enthaelt alle mit blossem Auge sichtbaren Sterne beider Hemisphaeren fuer das Aequinoktium 1950.0 auf 8 dreifarbigen Karten und eine Mondkart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churig Himmelsatlas 1960</text:p>
          </table:table-cell>
          <table:table-cell table:style-name="ce3" office:value-type="float" office:value="63002354" calcext:value-type="float">
            <text:p>63002354</text:p>
          </table:table-cell>
          <table:table-cell office:value-type="string" calcext:value-type="string">
            <text:p>-</text:p>
          </table:table-cell>
          <table:table-cell table:style-name="ce3" office:value-type="float" office:value="232762910" calcext:value-type="float">
            <text:p>232762910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<text:a xlink:href="http://d-nb.info/454526768" xlink:type="simple">454526768</text:a> </text:p>
          </table:table-cell>
          <table:table-cell office:value-type="string" calcext:value-type="string">
            <text:p>-</text:p>
          </table:table-cell>
          <table:table-cell table:style-name="ce3" office:value-type="float" office:value="4817507" calcext:value-type="float">
            <text:p>4817507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699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scow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Hawking, S. W.</text:p>
          </table:table-cell>
          <table:table-cell office:value-type="string" calcext:value-type="string">
            <text:p>General relativity : An Einstein centenary surve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awking General relativity 198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21289311" calcext:value-type="float">
            <text:p>121289311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7101|</text:p>
          </table:table-cell>
          <table:table-cell office:value-type="string" calcext:value-type="string">
            <text:p>3492205186|</text:p>
          </table:table-cell>
          <table:table-cell office:value-type="string" calcext:value-type="string">
            <text:p>4., aktual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Fritsch, Harald</text:p>
          </table:table-cell>
          <table:table-cell office:value-type="string" calcext:value-type="string">
            <text:p>Vom Urknall zum Zerfall : Die Welt zwischen Anfang und End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ritsch Vom Urknall zum Zerfall 1999</text:p>
          </table:table-cell>
          <table:table-cell table:number-columns-repeated="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7214|</text:p>
          </table:table-cell>
          <table:table-cell office:value-type="string" calcext:value-type="string">
            <text:p>3764329785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Peterson, Ivars</text:p>
          </table:table-cell>
          <table:table-cell office:value-type="string" calcext:value-type="string">
            <text:p>Was Newton nicht wusste : Chaos im Sonnensystem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eterson Was Newton nicht wusste 19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<text:a xlink:href="http://d-nb.info/941244423" xlink:type="simple">941244423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7280|</text:p>
          </table:table-cell>
          <table:table-cell office:value-type="string" calcext:value-type="string">
            <text:p>3421027552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Kippenhahn, Rudolf</text:p>
          </table:table-cell>
          <table:table-cell office:value-type="string" calcext:value-type="string">
            <text:p>Der Stern, von dem wir leben : Den Geheimnissen der Sonne auf der Spu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Kippenhahn Der Stern von dem wir leben 199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27352013" calcext:value-type="float">
            <text:p>27352013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<text:a xlink:href="http://d-nb.info/900445238" xlink:type="simple">900445238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7638|</text:p>
          </table:table-cell>
          <table:table-cell office:value-type="string" calcext:value-type="string">
            <text:p>|</text:p>
          </table:table-cell>
          <table:table-cell table:style-name="ce1" office:value-type="date" office:date-value="2006-11-01" calcext:value-type="date">
            <text:p>01.11.0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SY</text:p>
          </table:table-cell>
          <table:table-cell/>
          <table:table-cell office:value-type="string" calcext:value-type="string">
            <text:p>Ergebnisberichte 2005-2006 aus den Bereichen Astrophysik, Astroteilchenphysik :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rgebnisberichte 2005-2006 aus den Bereichen Astrophysik Astroteilchenphysik 2006</text:p>
          </table:table-cell>
          <table:table-cell table:number-columns-repeated="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7841|</text:p>
          </table:table-cell>
          <table:table-cell office:value-type="string" calcext:value-type="string">
            <text:p>9783943702538|</text:p>
          </table:table-cell>
          <table:table-cell office:value-type="string" calcext:value-type="string">
            <text:p>1., unveraend. Neu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Wiss.</text:p>
          </table:table-cell>
          <table:table-cell/>
          <table:table-cell office:value-type="string" calcext:value-type="string">
            <text:p>Raum, Zeit, Materie : Die groessten Geheimnisse des Kosmo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aum Zeit Materie 2013</text:p>
          </table:table-cell>
          <table:table-cell table:style-name="ce3" office:value-type="float" office:value="2013465301" calcext:value-type="float">
            <text:p>20134653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a xlink:href="http://d-nb.info/1045979848" xlink:type="simple">1045979848</text:a> </text:p>
          </table:table-cell>
          <table:table-cell table:style-name="ce3" office:value-type="string" calcext:value-type="string">
            <text:p>523.1 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8304|</text:p>
          </table:table-cell>
          <table:table-cell office:value-type="string" calcext:value-type="string">
            <text:p>3570122530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Bertelsmann</text:p>
          </table:table-cell>
          <table:table-cell office:value-type="string" calcext:value-type="string">
            <text:p>Smoot, George</text:p>
          </table:table-cell>
          <table:table-cell office:value-type="string" calcext:value-type="string">
            <text:p>Das Echo der Zeit : Auf den Spuren der Entstehung des Universum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moot Das Echo der Zeit 1995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91499870" calcext:value-type="float">
            <text:p>191499870</text:p>
          </table:table-cell>
          <table:table-cell table:style-name="ce3" office:value-type="string" calcext:value-type="string">
            <text:p><text:s/>-</text:p>
          </table:table-cell>
          <table:table-cell office:value-type="string" calcext:value-type="string">
            <text:p><text:a xlink:href="http://d-nb.info/946061696" xlink:type="simple">946061696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8329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Teubner</text:p>
          </table:table-cell>
          <table:table-cell office:value-type="string" calcext:value-type="string">
            <text:p>Gubarew, W.</text:p>
          </table:table-cell>
          <table:table-cell office:value-type="string" calcext:value-type="string">
            <text:p>Kosmische Trilogie : Automatische Raumstationen im All, Raumfahrtunternehmen zum Mars, zum Mond und zur Venu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ubarew Kosmische Trilogie 19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<text:a xlink:href="http://d-nb.info/800190017" xlink:type="simple">800190017</text:a> 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8752|</text:p>
          </table:table-cell>
          <table:table-cell office:value-type="string" calcext:value-type="string">
            <text:p>9781481284080|</text:p>
          </table:table-cell>
          <table:table-cell office:value-type="string" calcext:value-type="string">
            <text:p>2nd ed.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CreateSpace Independent Publ.</text:p>
          </table:table-cell>
          <table:table-cell office:value-type="string" calcext:value-type="string">
            <text:p>Perrenod, Stephen</text:p>
          </table:table-cell>
          <table:table-cell office:value-type="string" calcext:value-type="string">
            <text:p>Dark matter, dark energy, dark gravity : Enabling a universe that supports intelligent lif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errenod Dark matter dark energy dark gravity 2013</text:p>
          </table:table-cell>
          <table:table-cell table:number-columns-repeated="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58753|</text:p>
          </table:table-cell>
          <table:table-cell office:value-type="string" calcext:value-type="string">
            <text:p>0517001926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Crescent Books</text:p>
          </table:table-cell>
          <table:table-cell office:value-type="string" calcext:value-type="string">
            <text:p>Moore, Patrick</text:p>
          </table:table-cell>
          <table:table-cell office:value-type="string" calcext:value-type="string">
            <text:p>The atlas of the solar system :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Moore The atlas the solar system 1990</text:p>
          </table:table-cell>
          <table:table-cell table:style-name="ce3" office:value-type="float" office:value="99204981" calcext:value-type="float">
            <text:p>99204981</text:p>
          </table:table-cell>
          <table:table-cell table:style-name="ce3" office:value-type="string" calcext:value-type="string">
            <text:p>523.2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a xlink:href="http://d-nb.info/910063923" xlink:type="simple">910063923</text:a> 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075370014X </text:p>
          </table:table-cell>
          <table:table-cell table:style-name="ce3" office:value-type="string" calcext:value-type="string">
            <text:p><text:a xlink:href="http://explore.bl.uk/primo_library/libweb/action/search.do?vl(freeText0)=Dewey%3A+523.2&amp;vl(488279563UI0)=sub&amp;vl(1127128519UI1)=all_items&amp;fn=search&amp;tab=local_tab&amp;mode=Basic&amp;vid=BLVU1&amp;scp.scps=scope%3A(BLCONTENT)&amp;ct=lateralLinking" xlink:type="simple">523.2</text:a> 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.00.0000</text:date>, <text:time style:data-style-name="N2" text:time-value="09:03:38.1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30T11:02:46.602000000</meta:creation-date>
    <meta:editing-duration>P0D</meta:editing-duration>
    <meta:editing-cycles>1</meta:editing-cycles>
    <meta:document-statistic meta:table-count="1" meta:cell-count="388" meta:object-count="0"/>
  </office:meta>
</office:document-meta>
</file>